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4pt" style:font-name-asian="WenQuanYi Micro Hei" style:font-size-asian="14pt" style:font-size-complex="14pt"/>
    </style:style>
    <style:style style:name="P2" style:family="paragraph" style:parent-style-name="Standard">
      <style:text-properties style:font-name="WenQuanYi Micro Hei" fo:font-size="14pt" officeooo:paragraph-rsid="0025bc55" style:font-name-asian="WenQuanYi Micro Hei" style:font-size-asian="14pt" style:font-size-complex="14pt"/>
    </style:style>
    <style:style style:name="P3" style:family="paragraph" style:parent-style-name="Standard">
      <style:text-properties style:font-name="WenQuanYi Micro Hei" fo:font-size="14pt" officeooo:paragraph-rsid="003594a8" style:font-name-asian="WenQuanYi Micro Hei" style:font-size-asian="14pt" style:font-size-complex="14pt"/>
    </style:style>
    <style:style style:name="P4" style:family="paragraph" style:parent-style-name="Standard">
      <style:text-properties style:font-name="WenQuanYi Micro Hei" fo:font-size="14pt" officeooo:paragraph-rsid="003d941f" style:font-name-asian="WenQuanYi Micro Hei" style:font-size-asian="14pt" style:font-size-complex="14pt"/>
    </style:style>
    <style:style style:name="P5" style:family="paragraph" style:parent-style-name="Standard">
      <style:text-properties style:font-name="WenQuanYi Micro Hei" fo:font-size="14pt" officeooo:paragraph-rsid="003da76c" style:font-name-asian="WenQuanYi Micro Hei" style:font-size-asian="14pt" style:font-size-complex="14pt"/>
    </style:style>
    <style:style style:name="P6" style:family="paragraph" style:parent-style-name="Standard">
      <style:text-properties style:font-name="WenQuanYi Micro Hei" fo:font-size="14pt" officeooo:paragraph-rsid="0046a0ce" style:font-name-asian="WenQuanYi Micro Hei" style:font-size-asian="14pt" style:font-size-complex="14pt"/>
    </style:style>
    <style:style style:name="P7" style:family="paragraph" style:parent-style-name="Standard">
      <style:text-properties style:font-name="WenQuanYi Micro Hei" fo:font-size="14pt" officeooo:paragraph-rsid="00480c6b" style:font-name-asian="WenQuanYi Micro Hei" style:font-size-asian="14pt" style:font-size-complex="14pt"/>
    </style:style>
    <style:style style:name="P8" style:family="paragraph" style:parent-style-name="Standard">
      <style:text-properties style:font-name="WenQuanYi Micro Hei" fo:font-size="14pt" officeooo:paragraph-rsid="00567f98" style:font-name-asian="WenQuanYi Micro Hei" style:font-size-asian="14pt" style:font-size-complex="14pt"/>
    </style:style>
    <style:style style:name="P9" style:family="paragraph" style:parent-style-name="Standard">
      <style:text-properties style:font-name="WenQuanYi Micro Hei" fo:font-size="14pt" officeooo:paragraph-rsid="005cdaff" style:font-name-asian="WenQuanYi Micro Hei" style:font-size-asian="14pt" style:font-size-complex="14pt"/>
    </style:style>
    <style:style style:name="P10" style:family="paragraph" style:parent-style-name="Standard">
      <style:text-properties style:font-name="WenQuanYi Micro Hei" fo:font-size="14pt" officeooo:paragraph-rsid="005ebc37" style:font-name-asian="WenQuanYi Micro Hei" style:font-size-asian="14pt" style:font-size-complex="14pt"/>
    </style:style>
    <style:style style:name="P11" style:family="paragraph" style:parent-style-name="Standard">
      <style:text-properties style:font-name="WenQuanYi Micro Hei" fo:font-size="14pt" officeooo:paragraph-rsid="0067761a" style:font-name-asian="WenQuanYi Micro Hei" style:font-size-asian="14pt" style:font-size-complex="14pt"/>
    </style:style>
    <style:style style:name="P12" style:family="paragraph" style:parent-style-name="Standard">
      <style:text-properties style:font-name="WenQuanYi Micro Hei" fo:font-size="14pt" officeooo:paragraph-rsid="007331bf" style:font-name-asian="WenQuanYi Micro Hei" style:font-size-asian="14pt" style:font-size-complex="14pt"/>
    </style:style>
    <style:style style:name="P13" style:family="paragraph" style:parent-style-name="Standard">
      <style:text-properties style:font-name="WenQuanYi Micro Hei" fo:font-size="16pt" fo:font-weight="bold" officeooo:paragraph-rsid="0067761a" style:font-name-asian="WenQuanYi Micro Hei" style:font-size-asian="16pt" style:font-weight-asian="bold" style:font-size-complex="16pt" style:font-weight-complex="bold"/>
    </style:style>
    <style:style style:name="P1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241c0d" style:font-name-asian="WenQuanYi Micro Hei" style:font-size-asian="14pt" style:font-size-complex="14pt"/>
    </style:style>
    <style:style style:name="P1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3d941f" style:font-name-asian="WenQuanYi Micro Hei" style:font-size-asian="14pt" style:font-size-complex="14pt"/>
    </style:style>
    <style:style style:name="P1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40168a" style:font-name-asian="WenQuanYi Micro Hei" style:font-size-asian="14pt" style:font-size-complex="14pt"/>
    </style:style>
    <style:style style:name="P1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433743" style:font-name-asian="WenQuanYi Micro Hei" style:font-size-asian="14pt" style:font-size-complex="14pt"/>
    </style:style>
    <style:style style:name="P1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44fed4" style:font-name-asian="WenQuanYi Micro Hei" style:font-size-asian="14pt" style:font-size-complex="14pt"/>
    </style:style>
    <style:style style:name="P1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46a0ce" style:font-name-asian="WenQuanYi Micro Hei" style:font-size-asian="14pt" style:font-size-complex="14pt"/>
    </style:style>
    <style:style style:name="P2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4c7ea9" style:font-name-asian="WenQuanYi Micro Hei" style:font-size-asian="14pt" style:font-size-complex="14pt"/>
    </style:style>
    <style:style style:name="P2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4e6e75" style:font-name-asian="WenQuanYi Micro Hei" style:font-size-asian="14pt" style:font-size-complex="14pt"/>
    </style:style>
    <style:style style:name="P2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4f62be" style:font-name-asian="WenQuanYi Micro Hei" style:font-size-asian="14pt" style:font-size-complex="14pt"/>
    </style:style>
    <style:style style:name="P2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51f560" style:font-name-asian="WenQuanYi Micro Hei" style:font-size-asian="14pt" style:font-size-complex="14pt"/>
    </style:style>
    <style:style style:name="P2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52d828" style:font-name-asian="WenQuanYi Micro Hei" style:font-size-asian="14pt" style:font-size-complex="14pt"/>
    </style:style>
    <style:style style:name="P2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549190" style:font-name-asian="WenQuanYi Micro Hei" style:font-size-asian="14pt" style:font-size-complex="14pt"/>
    </style:style>
    <style:style style:name="P2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56b1a4" style:font-name-asian="WenQuanYi Micro Hei" style:font-size-asian="14pt" style:font-size-complex="14pt"/>
    </style:style>
    <style:style style:name="P2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5841e4" style:font-name-asian="WenQuanYi Micro Hei" style:font-size-asian="14pt" style:font-size-complex="14pt"/>
    </style:style>
    <style:style style:name="P2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595451" style:font-name-asian="WenQuanYi Micro Hei" style:font-size-asian="14pt" style:font-size-complex="14pt"/>
    </style:style>
    <style:style style:name="P2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5b9a55" style:font-name-asian="WenQuanYi Micro Hei" style:font-size-asian="14pt" style:font-size-complex="14pt"/>
    </style:style>
    <style:style style:name="P3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5cdbb0" style:font-name-asian="WenQuanYi Micro Hei" style:font-size-asian="14pt" style:font-size-complex="14pt"/>
    </style:style>
    <style:style style:name="P3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5d2042" style:font-name-asian="WenQuanYi Micro Hei" style:font-size-asian="14pt" style:font-size-complex="14pt"/>
    </style:style>
    <style:style style:name="P3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608b79" style:font-name-asian="WenQuanYi Micro Hei" style:font-size-asian="14pt" style:font-size-complex="14pt"/>
    </style:style>
    <style:style style:name="P3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60f4a9" style:font-name-asian="WenQuanYi Micro Hei" style:font-size-asian="14pt" style:font-size-complex="14pt"/>
    </style:style>
    <style:style style:name="P3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6269b1" style:font-name-asian="WenQuanYi Micro Hei" style:font-size-asian="14pt" style:font-size-complex="14pt"/>
    </style:style>
    <style:style style:name="P3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63760c" style:font-name-asian="WenQuanYi Micro Hei" style:font-size-asian="14pt" style:font-size-complex="14pt"/>
    </style:style>
    <style:style style:name="P3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642dd3" style:font-name-asian="WenQuanYi Micro Hei" style:font-size-asian="14pt" style:font-size-complex="14pt"/>
    </style:style>
    <style:style style:name="P3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officeooo:paragraph-rsid="006539cb" style:font-name-asian="WenQuanYi Micro Hei" style:font-size-asian="14pt" style:font-size-complex="14pt"/>
    </style:style>
    <style:style style:name="T1" style:family="text">
      <style:text-properties officeooo:rsid="0020bd69"/>
    </style:style>
    <style:style style:name="T2" style:family="text">
      <style:text-properties officeooo:rsid="00241c0d"/>
    </style:style>
    <style:style style:name="T3" style:family="text">
      <style:text-properties officeooo:rsid="0025bc55"/>
    </style:style>
    <style:style style:name="T4" style:family="text">
      <style:text-properties officeooo:rsid="00274858"/>
    </style:style>
    <style:style style:name="T5" style:family="text">
      <style:text-properties officeooo:rsid="0027501d"/>
    </style:style>
    <style:style style:name="T6" style:family="text">
      <style:text-properties officeooo:rsid="002a330d"/>
    </style:style>
    <style:style style:name="T7" style:family="text">
      <style:text-properties officeooo:rsid="002aa77b"/>
    </style:style>
    <style:style style:name="T8" style:family="text">
      <style:text-properties officeooo:rsid="002c83d8"/>
    </style:style>
    <style:style style:name="T9" style:family="text">
      <style:text-properties officeooo:rsid="002db163"/>
    </style:style>
    <style:style style:name="T10" style:family="text">
      <style:text-properties officeooo:rsid="002ec2bd"/>
    </style:style>
    <style:style style:name="T11" style:family="text">
      <style:text-properties officeooo:rsid="00306237"/>
    </style:style>
    <style:style style:name="T12" style:family="text">
      <style:text-properties officeooo:rsid="0031f5f9"/>
    </style:style>
    <style:style style:name="T13" style:family="text">
      <style:text-properties officeooo:rsid="00320317"/>
    </style:style>
    <style:style style:name="T14" style:family="text">
      <style:text-properties officeooo:rsid="00383b85"/>
    </style:style>
    <style:style style:name="T15" style:family="text">
      <style:text-properties officeooo:rsid="003b27c5"/>
    </style:style>
    <style:style style:name="T16" style:family="text">
      <style:text-properties officeooo:rsid="003ca22a"/>
    </style:style>
    <style:style style:name="T17" style:family="text">
      <style:text-properties officeooo:rsid="003ccb14"/>
    </style:style>
    <style:style style:name="T18" style:family="text">
      <style:text-properties officeooo:rsid="003da76c"/>
    </style:style>
    <style:style style:name="T19" style:family="text">
      <style:text-properties officeooo:rsid="003e6f8d"/>
    </style:style>
    <style:style style:name="T20" style:family="text">
      <style:text-properties officeooo:rsid="00433743"/>
    </style:style>
    <style:style style:name="T21" style:family="text">
      <style:text-properties officeooo:rsid="0044fed4"/>
    </style:style>
    <style:style style:name="T22" style:family="text">
      <style:text-properties officeooo:rsid="0046a0ce"/>
    </style:style>
    <style:style style:name="T23" style:family="text">
      <style:text-properties officeooo:rsid="00480c6b"/>
    </style:style>
    <style:style style:name="T24" style:family="text">
      <style:text-properties officeooo:rsid="004a2af7"/>
    </style:style>
    <style:style style:name="T25" style:family="text">
      <style:text-properties officeooo:rsid="004c7ea9"/>
    </style:style>
    <style:style style:name="T26" style:family="text">
      <style:text-properties officeooo:rsid="004e6e75"/>
    </style:style>
    <style:style style:name="T27" style:family="text">
      <style:text-properties officeooo:rsid="004f62be"/>
    </style:style>
    <style:style style:name="T28" style:family="text">
      <style:text-properties officeooo:rsid="0051f560"/>
    </style:style>
    <style:style style:name="T29" style:family="text">
      <style:text-properties officeooo:rsid="0052d828"/>
    </style:style>
    <style:style style:name="T30" style:family="text">
      <style:text-properties officeooo:rsid="0053414e"/>
    </style:style>
    <style:style style:name="T31" style:family="text">
      <style:text-properties officeooo:rsid="00549190"/>
    </style:style>
    <style:style style:name="T32" style:family="text">
      <style:text-properties officeooo:rsid="00567f98"/>
    </style:style>
    <style:style style:name="T33" style:family="text">
      <style:text-properties officeooo:rsid="005841e4"/>
    </style:style>
    <style:style style:name="T34" style:family="text">
      <style:text-properties officeooo:rsid="00595451"/>
    </style:style>
    <style:style style:name="T35" style:family="text">
      <style:text-properties officeooo:rsid="005b1346"/>
    </style:style>
    <style:style style:name="T36" style:family="text">
      <style:text-properties officeooo:rsid="005b9a55"/>
    </style:style>
    <style:style style:name="T37" style:family="text">
      <style:text-properties officeooo:rsid="005cdaff"/>
    </style:style>
    <style:style style:name="T38" style:family="text">
      <style:text-properties officeooo:rsid="005cdbb0"/>
    </style:style>
    <style:style style:name="T39" style:family="text">
      <style:text-properties officeooo:rsid="005d2042"/>
    </style:style>
    <style:style style:name="T40" style:family="text">
      <style:text-properties officeooo:rsid="005ebc37"/>
    </style:style>
    <style:style style:name="T41" style:family="text">
      <style:text-properties officeooo:rsid="0060f4a9"/>
    </style:style>
    <style:style style:name="T42" style:family="text">
      <style:text-properties officeooo:rsid="006269b1"/>
    </style:style>
    <style:style style:name="T43" style:family="text">
      <style:text-properties officeooo:rsid="0063760c"/>
    </style:style>
    <style:style style:name="T44" style:family="text">
      <style:text-properties officeooo:rsid="00642dd3"/>
    </style:style>
    <style:style style:name="T45" style:family="text">
      <style:text-properties officeooo:rsid="006539cb"/>
    </style:style>
    <style:style style:name="T46" style:family="text">
      <style:text-properties officeooo:rsid="0067761a"/>
    </style:style>
    <style:style style:name="T47" style:family="text">
      <style:text-properties officeooo:rsid="006801f9"/>
    </style:style>
    <style:style style:name="T48" style:family="text">
      <style:text-properties officeooo:rsid="0068cd8b"/>
    </style:style>
    <style:style style:name="T49" style:family="text">
      <style:text-properties officeooo:rsid="006956e9"/>
    </style:style>
    <style:style style:name="T50" style:family="text">
      <style:text-properties officeooo:rsid="0069906b"/>
    </style:style>
    <style:style style:name="T51" style:family="text">
      <style:text-properties officeooo:rsid="006c3359"/>
    </style:style>
    <style:style style:name="T52" style:family="text">
      <style:text-properties officeooo:rsid="006dcb81"/>
    </style:style>
    <style:style style:name="T53" style:family="text">
      <style:text-properties officeooo:rsid="006ea980"/>
    </style:style>
    <style:style style:name="T54" style:family="text">
      <style:text-properties officeooo:rsid="006f4569"/>
    </style:style>
    <style:style style:name="T55" style:family="text">
      <style:text-properties officeooo:rsid="006f94e6"/>
    </style:style>
    <style:style style:name="T56" style:family="text">
      <style:text-properties officeooo:rsid="007331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X的文件IO都是针对文件描述符的，而标准IO的操作则是围绕流进行的。当一个流最初被创建时，它并没有定向。若在未定向的流上使用一个多字节IO函数，则将该流的定向设置为宽定向；若在未定向的流上使用<text:span text:style-name="T1">一个单字节IO函数，则将该流的定向设置为字节定向。</text:span></text:p>
      <text:p text:style-name="P3"><text:span text:style-name="T3">&lt;stdio.h&gt;定义了三个标准流，stdi</text:span><text:span text:style-name="T4">n、stdout和stderr</text:span><text:span text:style-name="T5">，分别是标准输入、标准输出和标准出错</text:span><text:span text:style-name="T4">。</text:span></text:p>
      <text:p text:style-name="P3"><text:span text:style-name="T4"/></text:p>
      <text:p text:style-name="P4"><text:span text:style-name="T4">缓冲——</text:span></text:p>
      <text:p text:style-name="P4"><text:span text:style-name="T4">标准IO库提供缓冲的目的是尽可能减少使用read和write调用的次数</text:span><text:span text:style-name="T6">。它也对每个IO流自动地进行缓冲管理</text:span><text:span text:style-name="T7">，从而避免了应用程序需要考虑这一点所带来的麻烦。标准IO提供了三种类型的缓冲</text:span><text:span text:style-name="T8">：</text:span></text:p>
      <text:p text:style-name="P4"><text:span text:style-name="T9">1、全缓冲。这种情况下</text:span><text:span text:style-name="T10">，在填满标准IO缓冲区后才进行实际IO操作。</text:span></text:p>
      <text:p text:style-name="P4"><text:span text:style-name="T9">2、行缓冲。在这种情况下</text:span><text:span text:style-name="T11">，当在输入和输出中遇到换行符时，标准IO库执行IO操作。</text:span></text:p>
      <text:p text:style-name="P4"><text:span text:style-name="T9">3、不带缓冲。标准IO库不对字符进行缓冲存储</text:span><text:span text:style-name="T12">。标准出错流stderr通常是不带缓冲的</text:span><text:span text:style-name="T13">，这就使得出错信息可以尽快显示出来，而不管它们是否含有一个换行符。</text:span></text:p>
      <text:p text:style-name="P4">调用下列函数可更改缓冲类型<text:span text:style-name="T14">：</text:span></text:p>
      <text:p text:style-name="P15"><text:span text:style-name="T2">#include &lt;stdio.h&gt;</text:span></text:p>
      <text:p text:style-name="P15"><text:span text:style-name="T15">void setbuf(FILE *stream, char *buf);</text:span></text:p>
      <text:p text:style-name="P15"><text:span text:style-name="T15">int setvbuf(FILE *stream, char *buf, int mode, size_t size);</text:span></text:p>
      <text:p text:style-name="P4"><text:span text:style-name="T16">调用fflush函数可强制冲洗一个流：</text:span></text:p>
      <text:p text:style-name="P15"><text:span text:style-name="T2">#include &lt;stdio.h&gt;</text:span></text:p>
      <text:p text:style-name="P15"><text:span text:style-name="T17">int fflush(FILE *stream);</text:span></text:p>
      <text:p text:style-name="P5"><text:span text:style-name="T18">当一个进程正常终止时，直接调用exit函数，或从main函数返回，则所有带未写缓冲数据的标准IO流都会被冲洗，所有打开的标准IO流都会被关闭。</text:span></text:p>
      <text:p text:style-name="P3"><text:span text:style-name="T4"/></text:p>
      <text:p text:style-name="P3"><text:span text:style-name="T4">流操作——</text:span></text:p>
      <text:p text:style-name="P3"><text:span text:style-name="T4">下面三个函数可以打开一个标准IO流</text:span><text:span text:style-name="T19">：</text:span></text:p>
      <text:p text:style-name="P16"><text:span text:style-name="T2">#include &lt;stdio.h&gt;</text:span></text:p>
      <text:p text:style-name="P16"><text:span text:style-name="T2">FILE</text:span><text:span text:style-name="T20">* fopen(const char *path, const char *mode);</text:span></text:p>
      <text:p text:style-name="P17"><text:span text:style-name="T20">FILE* fdopen(int fd, </text:span><text:span text:style-name="T21">const char *mode);</text:span></text:p>
      <text:p text:style-name="P18"><text:span text:style-name="T21">FILE* freopen(const char *path, const char *mode, FILE *stream);</text:span></text:p>
      <text:p text:style-name="P7"><text:span text:style-name="T23">流可分为非格式化IO和格式化IO，前者又分为字符IO</text:span><text:span text:style-name="T24">、行IO和</text:span><text:span text:style-name="T35">二进制</text:span><text:span text:style-name="T24">IO，</text:span><text:soft-page-break/><text:span text:style-name="T24">后者如常见的prntf和scanf等。</text:span></text:p>
      <text:p text:style-name="P6"><text:span text:style-name="T22">fclose函数关闭一个打开的流：</text:span></text:p>
      <text:p text:style-name="P19"><text:span text:style-name="T2">#include &lt;stdio.h&gt;</text:span></text:p>
      <text:p text:style-name="P19"><text:span text:style-name="T22">int fclose(FILE *fp);</text:span></text:p>
      <text:p text:style-name="P3"><text:span text:style-name="T1">fwide函数可以设置流的定向：</text:span></text:p>
      <text:p text:style-name="P14"><text:span text:style-name="T2">#include &lt;wchar.h&gt;</text:span></text:p>
      <text:p text:style-name="P14"><text:span text:style-name="T2">int fwide(FILE *stream, int mode);</text:span></text:p>
      <text:p text:style-name="P2"><text:span text:style-name="T4">与出错或到达文件尾端相关的函数</text:span><text:span text:style-name="T25">：</text:span></text:p>
      <text:p text:style-name="P20"><text:span text:style-name="T2">#include &lt;stdio.h&gt;</text:span></text:p>
      <text:p text:style-name="P21"><text:span text:style-name="T26">int ferror(FILE *stream);</text:span></text:p>
      <text:p text:style-name="P21"><text:span text:style-name="T26">int feof(FILE *stream);</text:span></text:p>
      <text:p text:style-name="P21"><text:span text:style-name="T26">void clearerr(FILE *stream);</text:span></text:p>
      <text:p text:style-name="P2"><text:span text:style-name="T4"/></text:p>
      <text:p text:style-name="P9"><text:span text:style-name="T37">流定位——</text:span></text:p>
      <text:p text:style-name="P30"><text:span text:style-name="T2">#include &lt;</text:span><text:span text:style-name="T27">stdio</text:span><text:span text:style-name="T2">.h&gt;</text:span></text:p>
      <text:p text:style-name="P30"><text:span text:style-name="T38">int ftell(FILE *stream);</text:span></text:p>
      <text:p text:style-name="P30"><text:span text:style-name="T38">int fseek(FILE *stream, long offset, int whence);</text:span></text:p>
      <text:p text:style-name="P30"><text:span text:style-name="T38">void rewind(FILE *stream);</text:span></text:p>
      <text:p text:style-name="P30"><text:span text:style-name="T38">int fgetpos(FILE *stream, fpos_t *pos);</text:span></text:p>
      <text:p text:style-name="P30"><text:span text:style-name="T38">int fsetpos(FILE *stream, fpos_t *pos);</text:span></text:p>
      <text:p text:style-name="P31"><text:span text:style-name="T39">off_t ftello(FILE *stream);</text:span></text:p>
      <text:p text:style-name="P31"><text:span text:style-name="T39">int fseeko(FILE *stream, off_t offset, int whence);</text:span></text:p>
      <text:p text:style-name="P2"><text:span text:style-name="T4"/></text:p>
      <text:p text:style-name="P2"><text:span text:style-name="T17">字符IO——</text:span></text:p>
      <text:p text:style-name="P22"><text:span text:style-name="T2">#include &lt;</text:span><text:span text:style-name="T27">stdio</text:span><text:span text:style-name="T2">.h&gt;</text:span></text:p>
      <text:p text:style-name="P23"><text:span text:style-name="T28">int getc(FILE *stream);</text:span></text:p>
      <text:p text:style-name="P23"><text:span text:style-name="T28">int fgetc(FILE *</text:span><text:span text:style-name="T30">stream</text:span><text:span text:style-name="T28">);</text:span></text:p>
      <text:p text:style-name="P23"><text:span text:style-name="T28">int getchar(void);</text:span></text:p>
      <text:p text:style-name="P24"><text:span text:style-name="T29">int ungetc(int c, FILE *stream);</text:span></text:p>
      <text:p text:style-name="P24"><text:span text:style-name="T29"/></text:p>
      <text:p text:style-name="P25"><text:span text:style-name="T31">int putc(int c, FILE *stream);</text:span></text:p>
      <text:p text:style-name="P25"><text:span text:style-name="T31">int fputc(int c, FILE *stream);</text:span></text:p>
      <text:p text:style-name="P25"><text:span text:style-name="T31">int putchar(int c);</text:span></text:p>
      <text:p text:style-name="P1"/>
      <text:p text:style-name="P8"><text:soft-page-break/><text:span text:style-name="T32">行IO——</text:span></text:p>
      <text:p text:style-name="P26"><text:span text:style-name="T2">#include &lt;stdio.h&gt;</text:span></text:p>
      <text:p text:style-name="P27"><text:span text:style-name="T33">char* gets(char *s);</text:span></text:p>
      <text:p text:style-name="P27"><text:span text:style-name="T33">char* fgets(char *s, int size, FILE *stream);</text:span></text:p>
      <text:p text:style-name="P27"><text:span text:style-name="T33"/></text:p>
      <text:p text:style-name="P28"><text:span text:style-name="T34">int puts(const char *s);</text:span></text:p>
      <text:p text:style-name="P28"><text:span text:style-name="T34">int fputs(const char *s, FILE *stream);</text:span></text:p>
      <text:p text:style-name="P1"/>
      <text:p text:style-name="P1">二进制IO——</text:p>
      <text:p text:style-name="P29"><text:span text:style-name="T2">#include &lt;stdio.h&gt;</text:span></text:p>
      <text:p text:style-name="P29"><text:span text:style-name="T36">size_t fread(void *ptr, size_t size, size_t nmemb, FILE *stream);</text:span></text:p>
      <text:p text:style-name="P29"><text:span text:style-name="T36">size_t fwrite(const void *ptr, size_t size, size_t nmemb, FILE *stream);</text:span></text:p>
      <text:p text:style-name="P1"/>
      <text:p text:style-name="P10"><text:span text:style-name="T40">常见的格式IO——</text:span></text:p>
      <text:p text:style-name="P32"><text:span text:style-name="T2">#include &lt;stdio.h&gt;</text:span></text:p>
      <text:p text:style-name="P33"><text:span text:style-name="T41">int printf(const char *format, …);</text:span></text:p>
      <text:p text:style-name="P33"><text:span text:style-name="T41">int fprintf(FILE *stream, const char *format, ...);</text:span></text:p>
      <text:p text:style-name="P34"><text:span text:style-name="T42">int sprintf(char *str, const char *format, ...);</text:span></text:p>
      <text:p text:style-name="P35"><text:span text:style-name="T43">int snprintf(char *str, size_t size, const char *format, ...);</text:span></text:p>
      <text:p text:style-name="P35"><text:span text:style-name="T43"/></text:p>
      <text:p text:style-name="P36"><text:span text:style-name="T44">#include &lt;stdarg.h&gt;</text:span></text:p>
      <text:p text:style-name="P36"><text:span text:style-name="T44">int vprintf(const char *format, va_list ap);</text:span></text:p>
      <text:p text:style-name="P36"><text:span text:style-name="T44">int vfprintf(FILE *stream, const char *format, va_list ap);</text:span></text:p>
      <text:p text:style-name="P36"><text:span text:style-name="T44">int vsprintf(char *str, const char *format, va_list ap);</text:span></text:p>
      <text:p text:style-name="P36"><text:span text:style-name="T44">int vsnprintf(char *str, size_t size, const char *format, va_list ap);</text:span></text:p>
      <text:p text:style-name="P36"><text:span text:style-name="T44"/></text:p>
      <text:p text:style-name="P37"><text:span text:style-name="T45">#include &lt;stdio.h&gt;</text:span></text:p>
      <text:p text:style-name="P37"><text:span text:style-name="T45">int scanf(const char *format, ...);</text:span></text:p>
      <text:p text:style-name="P37"><text:span text:style-name="T45">int fscanf(FILE *stream, const char *format, ...);</text:span></text:p>
      <text:p text:style-name="P37"><text:span text:style-name="T45">int sscanf(const char *str, const char *format, ...);</text:span></text:p>
      <text:p text:style-name="P37"><text:span text:style-name="T45"></text:span></text:p>
      <text:p text:style-name="P37"><text:span text:style-name="T45">#include &lt;stdarg.h&gt;</text:span></text:p>
      <text:p text:style-name="P37"><text:span text:style-name="T45">int vscanf(const char *format, va_list ap);</text:span></text:p>
      <text:p text:style-name="P37"><text:span text:style-name="T45">int vsscanf(const char *str, const char *format, va_list ap);</text:span></text:p>
      <text:p text:style-name="P37"><text:soft-page-break/><text:span text:style-name="T45">int vfscanf(FILE *stream, const char *format, va_list ap);</text:span></text:p>
      <text:p text:style-name="P1"/>
      <text:p text:style-name="P13"><text:span text:style-name="T46">标准IO不足——</text:span></text:p>
      <text:p text:style-name="P11">标准IO库的<text:span text:style-name="T47">一个不足之处是效率不高</text:span><text:span text:style-name="T48">，这与它需要复制的数据量有关</text:span><text:span text:style-name="T49">。当使用每次一行函数fgets和fputs时</text:span><text:span text:style-name="T50">，通常需要复制两次数据</text:span><text:span text:style-name="T51">：一次是在内核和标准IO缓冲之间</text:span><text:span text:style-name="T52">（当调用read和write时）</text:span><text:span text:style-name="T51">，第二次是在标准IO缓冲区和用户程序中的行缓冲区之间</text:span><text:span text:style-name="T53">。而快速IO库则避免了这一点</text:span><text:span text:style-name="T54">，其方法是使读一行的函数返回指向该行的指针</text:span><text:span text:style-name="T55">，而不是将该行复制到另一个缓冲区。</text:span></text:p>
      <text:p text:style-name="P12"><text:span text:style-name="T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6-19T13:08:32</meta:creation-date>
    <meta:generator>LibreOffice/4.0.2.2$Linux_X86_64 LibreOffice_project/400m0$Build-2</meta:generator>
    <dc:date>2015-06-19T17:07:16</dc:date>
    <dc:creator>hanjunjie </dc:creator>
    <meta:editing-duration>PT3H57M44S</meta:editing-duration>
    <meta:editing-cycles>86</meta:editing-cycles>
    <meta:document-statistic meta:table-count="0" meta:image-count="0" meta:object-count="0" meta:page-count="4" meta:paragraph-count="83" meta:word-count="1030" meta:character-count="2964" meta:non-whitespace-character-count="2723"/>
  </office:meta>
</office:document-meta>
</file>